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Arial"/>
    </style:style>
    <style:style style:name="P2" style:family="paragraph" style:parent-style-name="Heading_20_3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officeooo:paragraph-rsid="00133176"/>
    </style:style>
    <style:style style:name="P3" style:family="paragraph" style:parent-style-name="Text_20_body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1pt" officeooo:paragraph-rsid="00133176" style:font-size-asian="11pt" style:font-size-complex="11pt"/>
    </style:style>
    <style:style style:name="P4" style:family="paragraph" style:parent-style-name="Standard" style:master-page-name="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text-indent="0in" style:auto-text-indent="false" style:page-number="auto" fo:background-color="transparent" fo:keep-with-next="always"/>
    </style:style>
    <style:style style:name="P5" style:family="paragraph" style:parent-style-name="Standard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text-indent="0in" style:auto-text-indent="false" fo:background-color="transparent" fo:keep-with-next="always"/>
      <style:text-properties style:font-name="Arial" fo:font-size="11pt" officeooo:rsid="000ead1c" officeooo:paragraph-rsid="000ead1c" style:font-size-asian="11pt" style:font-size-complex="11pt"/>
    </style:style>
    <style:style style:name="P6" style:family="paragraph" style:parent-style-name="Standard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text-indent="0in" style:auto-text-indent="false" fo:background-color="transparent" fo:keep-with-next="always"/>
      <style:text-properties style:font-name="Arial" officeooo:rsid="000ead1c" officeooo:paragraph-rsid="000ead1c"/>
    </style:style>
    <style:style style:name="P7" style:family="paragraph" style:parent-style-name="Standard">
      <loext:graphic-properties draw:fill="none" draw:fill-color="#729fcf"/>
      <style:paragraph-properties fo:margin-left="0in" fo:margin-right="0in" fo:margin-top="0.0835in" fo:margin-bottom="0.0835in" loext:contextual-spacing="false" fo:text-align="center" style:justify-single-word="false" fo:text-indent="0in" style:auto-text-indent="false" fo:background-color="transparent" fo:keep-with-next="always"/>
      <style:text-properties officeooo:paragraph-rsid="000ead1c"/>
    </style:style>
    <style:style style:name="P8" style:family="paragraph" style:parent-style-name="Heading_20_3" style:master-page-name="">
      <style:paragraph-properties style:page-number="auto"/>
      <style:text-properties officeooo:paragraph-rsid="00163866"/>
    </style:style>
    <style:style style:name="P9" style:family="paragraph" style:parent-style-name="Heading_20_4">
      <loext:graphic-properties draw:fill="none"/>
      <style:paragraph-properties fo:margin-left="0in" fo:margin-right="0in" fo:margin-top="0.0835in" fo:margin-bottom="0.0835in" loext:contextual-spacing="false" fo:text-indent="0.5in" style:auto-text-indent="false" fo:background-color="transparent"/>
    </style:style>
    <style:style style:name="P10" style:family="paragraph" style:parent-style-name="Heading_20_4">
      <loext:graphic-properties draw:fill="none"/>
      <style:paragraph-properties fo:margin-left="0in" fo:margin-right="0in" fo:margin-top="0.0835in" fo:margin-bottom="0.0835in" loext:contextual-spacing="false" fo:text-indent="0.5in" style:auto-text-indent="false" fo:background-color="transparent"/>
      <style:text-properties officeooo:paragraph-rsid="0042daee"/>
    </style:style>
    <style:style style:name="P11" style:family="paragraph" style:parent-style-name="Heading_20_4">
      <loext:graphic-properties draw:fill="none"/>
      <style:paragraph-properties fo:margin-left="0in" fo:margin-right="0in" fo:margin-top="0.0835in" fo:margin-bottom="0.0835in" loext:contextual-spacing="false" fo:text-indent="0.5in" style:auto-text-indent="false" fo:background-color="transparent"/>
      <style:text-properties officeooo:paragraph-rsid="0043839c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1in" style:auto-text-indent="false" fo:background-color="transparent"/>
      <style:text-properties style:font-name="Arial" fo:font-size="11pt" style:font-size-asian="11pt" style:font-size-complex="11pt"/>
    </style:style>
    <style:style style:name="P13" style:family="paragraph" style:parent-style-name="Text_20_body" style:master-page-name="">
      <loext:graphic-properties draw:fill="none"/>
      <style:paragraph-properties fo:margin-left="0in" fo:margin-right="0in" fo:margin-top="0in" fo:margin-bottom="0.0402in" loext:contextual-spacing="false" fo:line-height="115%" fo:text-align="justify" style:justify-single-word="false" fo:text-indent="1in" style:auto-text-indent="false" style:page-number="auto" fo:background-color="transparent" fo:keep-with-next="always"/>
      <style:text-properties officeooo:paragraph-rsid="00427b8c"/>
    </style:style>
    <style:style style:name="P14" style:family="paragraph" style:parent-style-name="Text_20_body">
      <style:text-properties officeooo:paragraph-rsid="002b1fd8"/>
    </style:style>
    <style:style style:name="P15" style:family="paragraph" style:parent-style-name="Text_20_body">
      <style:text-properties officeooo:paragraph-rsid="00373262"/>
    </style:style>
    <style:style style:name="P16" style:family="paragraph" style:parent-style-name="Text_20_body">
      <style:text-properties officeooo:paragraph-rsid="0039b8f7"/>
    </style:style>
    <style:style style:name="P17" style:family="paragraph" style:parent-style-name="Text_20_body">
      <style:text-properties officeooo:paragraph-rsid="00413d1b"/>
    </style:style>
    <style:style style:name="P18" style:family="paragraph" style:parent-style-name="Text_20_body">
      <style:text-properties officeooo:paragraph-rsid="00427b8c"/>
    </style:style>
    <style:style style:name="P19" style:family="paragraph" style:parent-style-name="Text_20_body">
      <style:text-properties officeooo:paragraph-rsid="0042daee"/>
    </style:style>
    <style:style style:name="P20" style:family="paragraph" style:parent-style-name="Text_20_body">
      <style:text-properties officeooo:paragraph-rsid="0043839c"/>
    </style:style>
    <style:style style:name="P21" style:family="paragraph" style:parent-style-name="Text_20_body">
      <style:text-properties officeooo:paragraph-rsid="0043da58"/>
    </style:style>
    <style:style style:name="P22" style:family="paragraph" style:parent-style-name="Text_20_body">
      <style:text-properties officeooo:rsid="00443fe1" officeooo:paragraph-rsid="00443fe1"/>
    </style:style>
    <style:style style:name="P23" style:family="paragraph" style:parent-style-name="Text_20_body">
      <style:text-properties officeooo:paragraph-rsid="0045ebd2"/>
    </style:style>
    <style:style style:name="P24" style:family="paragraph" style:parent-style-name="Heading_20_3">
      <style:text-properties officeooo:paragraph-rsid="0017ce6c"/>
    </style:style>
    <style:style style:name="P25" style:family="paragraph" style:parent-style-name="Standard">
      <style:text-properties fo:color="#000000" style:font-name="FreeMono" fo:font-size="10pt" fo:font-weight="normal" officeooo:rsid="003d179e" officeooo:paragraph-rsid="0049ca64" fo:background-color="#ffffff" style:font-size-asian="10pt" style:font-size-complex="10pt"/>
    </style:style>
    <style:style style:name="P26" style:family="paragraph" style:parent-style-name="Text_20_body">
      <style:text-properties style:font-name="Arial" fo:font-size="11pt" officeooo:rsid="0043839c" officeooo:paragraph-rsid="0043839c" style:font-size-asian="12pt" style:font-size-complex="12pt"/>
    </style:style>
    <style:style style:name="P27" style:family="paragraph" style:parent-style-name="Text_20_body">
      <style:text-properties style:font-name="Arial" fo:font-size="11pt" officeooo:rsid="0043839c" officeooo:paragraph-rsid="00443fe1" style:font-size-asian="12pt" style:font-size-complex="12pt"/>
    </style:style>
    <style:style style:name="P28" style:family="paragraph" style:parent-style-name="Text_20_body">
      <style:text-properties style:font-name="Arial" fo:font-size="11pt" officeooo:rsid="0043da58" officeooo:paragraph-rsid="0045ebd2" style:font-size-asian="12pt" style:font-size-complex="12pt"/>
    </style:style>
    <style:style style:name="P29" style:family="paragraph" style:parent-style-name="Text_20_body">
      <style:text-properties style:font-name="Arial" fo:font-size="11pt" officeooo:rsid="0045ebd2" officeooo:paragraph-rsid="0045ebd2" style:font-size-asian="12pt" style:font-size-complex="12pt"/>
    </style:style>
    <style:style style:name="P30" style:family="paragraph" style:parent-style-name="Text_20_body">
      <style:text-properties style:font-name="Arial" fo:font-size="11pt" officeooo:rsid="00443fe1" officeooo:paragraph-rsid="00443fe1" style:font-size-asian="12pt" style:font-size-complex="12pt"/>
    </style:style>
    <style:style style:name="P31" style:family="paragraph" style:parent-style-name="Text_20_body">
      <style:text-properties style:font-name="Arial" fo:font-size="11pt" officeooo:rsid="0049ca64" officeooo:paragraph-rsid="0049ca64" style:font-size-asian="12pt" style:font-size-complex="12pt"/>
    </style:style>
    <style:style style:name="P32" style:family="paragraph" style:parent-style-name="Text_20_body">
      <style:text-properties style:font-name="Arial" fo:font-size="11pt" style:text-underline-style="solid" style:text-underline-width="auto" style:text-underline-color="font-color" fo:font-weight="bold" officeooo:rsid="0043839c" officeooo:paragraph-rsid="0043839c" style:font-size-asian="12pt" style:font-weight-asian="bold" style:font-size-complex="12pt" style:font-weight-complex="bold"/>
    </style:style>
    <style:style style:name="P33" style:family="paragraph" style:parent-style-name="Text_20_body">
      <style:text-properties officeooo:paragraph-rsid="00473573"/>
    </style:style>
    <style:style style:name="P34" style:family="paragraph" style:parent-style-name="Text_20_body">
      <style:text-properties style:font-name="FreeMono" fo:font-size="11pt" officeooo:rsid="0039b8f7" officeooo:paragraph-rsid="00473573" style:font-size-asian="12pt" style:font-size-complex="12pt"/>
    </style:style>
    <style:style style:name="P35" style:family="paragraph" style:parent-style-name="Text_20_body">
      <style:text-properties style:font-name="FreeMono" fo:font-size="11pt" officeooo:rsid="0039b8f7" officeooo:paragraph-rsid="0048e0ca" style:font-size-asian="12pt" style:font-size-complex="12pt"/>
    </style:style>
    <style:style style:name="P36" style:family="paragraph" style:parent-style-name="Text_20_body">
      <style:text-properties style:font-name="FreeMono" fo:font-size="11pt" officeooo:rsid="003d179e" officeooo:paragraph-rsid="0048e0ca" style:font-size-asian="12pt" style:font-size-complex="12pt"/>
    </style:style>
    <style:style style:name="P37" style:family="paragraph" style:parent-style-name="Text_20_body">
      <style:text-properties style:font-name="FreeMono" fo:font-size="11pt" officeooo:rsid="003c3e3e" officeooo:paragraph-rsid="0048e0ca" style:font-size-asian="12pt" style:font-size-complex="12pt"/>
    </style:style>
    <style:style style:name="P38" style:family="paragraph" style:parent-style-name="Text_20_body">
      <style:text-properties style:font-name="FreeMono" fo:font-size="11pt" officeooo:rsid="003f02b5" officeooo:paragraph-rsid="0048e0ca" style:font-size-asian="12pt" style:font-size-complex="12pt"/>
    </style:style>
    <style:style style:name="P39" style:family="paragraph" style:parent-style-name="Text_20_body">
      <style:text-properties style:font-name="FreeMono" fo:font-size="11pt" officeooo:rsid="00404711" officeooo:paragraph-rsid="0048e0ca" style:font-size-asian="12pt" style:font-size-complex="12pt"/>
    </style:style>
    <style:style style:name="P40" style:family="paragraph" style:parent-style-name="Text_20_body">
      <style:text-properties officeooo:rsid="003b243e" officeooo:paragraph-rsid="0048e0ca"/>
    </style:style>
    <style:style style:name="P41" style:family="paragraph" style:parent-style-name="Text_20_body">
      <style:text-properties officeooo:paragraph-rsid="0049ca64"/>
    </style:style>
    <style:style style:name="P42" style:family="paragraph" style:parent-style-name="Text_20_body">
      <style:text-properties officeooo:paragraph-rsid="004b4e14"/>
    </style:style>
    <style:style style:name="P43" style:family="paragraph" style:parent-style-name="Text_20_body">
      <style:text-properties officeooo:paragraph-rsid="004c09b8"/>
    </style:style>
    <style:style style:name="P44" style:family="paragraph" style:parent-style-name="Text_20_body">
      <style:text-properties officeooo:paragraph-rsid="004cc1fe"/>
    </style:style>
    <style:style style:name="P45" style:family="paragraph" style:parent-style-name="Text_20_body">
      <style:text-properties officeooo:paragraph-rsid="004cc309"/>
    </style:style>
    <style:style style:name="P46" style:family="paragraph" style:parent-style-name="Text_20_body">
      <style:text-properties style:font-name="FreeMono" officeooo:paragraph-rsid="004cc309"/>
    </style:style>
    <style:style style:name="P47" style:family="paragraph" style:parent-style-name="Text_20_body">
      <style:text-properties officeooo:rsid="004e87de" officeooo:paragraph-rsid="004e87de"/>
    </style:style>
    <style:style style:name="P48" style:family="paragraph" style:parent-style-name="Text_20_body">
      <style:text-properties officeooo:rsid="004e87de" officeooo:paragraph-rsid="004b4e14"/>
    </style:style>
    <style:style style:name="P49" style:family="paragraph" style:parent-style-name="Text_20_body">
      <style:text-properties officeooo:paragraph-rsid="004e87de"/>
    </style:style>
    <style:style style:name="P50" style:family="paragraph" style:parent-style-name="Text_20_body">
      <style:text-properties fo:color="#000000" style:font-name="FreeMono" fo:font-size="11pt" officeooo:rsid="0039b8f7" officeooo:paragraph-rsid="0048e0ca" style:font-size-asian="11pt" style:font-size-complex="11pt"/>
    </style:style>
    <style:style style:name="P51" style:family="paragraph" style:parent-style-name="Text_20_body">
      <style:text-properties officeooo:paragraph-rsid="00523186"/>
    </style:style>
    <style:style style:name="P52" style:family="paragraph" style:parent-style-name="Text_20_body">
      <style:text-properties officeooo:paragraph-rsid="0048e0ca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officeooo:rsid="004cc309" officeooo:paragraph-rsid="004cc309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style:font-name="FreeMono" officeooo:rsid="004cc309" officeooo:paragraph-rsid="004cc309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style:font-name="FreeMono" officeooo:paragraph-rsid="004cc309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style:font-name="FreeMono" officeooo:rsid="004f2173" officeooo:paragraph-rsid="004f2173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style:font-name="FreeMono" officeooo:rsid="004f2173" officeooo:paragraph-rsid="0053ef96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style:font-name="FreeMono" officeooo:paragraph-rsid="00523186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style:font-name="FreeMono" officeooo:paragraph-rsid="0053ef96"/>
    </style:style>
    <style:style style:name="P60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4f2173" officeooo:paragraph-rsid="004f2173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officeooo:rsid="004cc1fe" officeooo:paragraph-rsid="004cc1fe"/>
    </style:style>
    <style:style style:name="P62" style:family="paragraph" style:parent-style-name="Text_20_body">
      <style:paragraph-properties fo:margin-left="0in" fo:margin-right="0in" fo:text-indent="0in" style:auto-text-indent="false"/>
      <style:text-properties fo:color="#000000" style:font-name="FreeMono" fo:font-size="11pt" officeooo:paragraph-rsid="00523186" style:font-size-asian="11pt" style:font-size-complex="11pt"/>
    </style:style>
    <style:style style:name="P63" style:family="paragraph" style:parent-style-name="Text_20_body">
      <style:paragraph-properties fo:margin-left="0in" fo:margin-right="0in" fo:text-indent="0in" style:auto-text-indent="false"/>
      <style:text-properties fo:color="#000000" style:font-name="FreeMono" fo:font-size="11pt" officeooo:paragraph-rsid="00566b7d" style:font-size-asian="11pt" style:font-size-complex="11pt"/>
    </style:style>
    <style:style style:name="T1" style:family="text">
      <style:text-properties style:font-name="Liberation Sans" fo:font-size="12pt" fo:font-style="italic" fo:font-weight="bold" officeooo:rsid="00427b8c" style:font-name-asian="Noto Sans CJK SC" style:font-size-asian="12pt" style:font-style-asian="italic" style:font-weight-asian="bold" style:font-name-complex="Lohit Devanagari" style:font-size-complex="12pt" style:font-style-complex="italic" style:font-weight-complex="bold"/>
    </style:style>
    <style:style style:name="T2" style:family="text">
      <style:text-properties style:font-name="Liberation Sans" fo:font-size="12pt" fo:font-style="italic" fo:font-weight="bold" officeooo:rsid="0043839c" style:font-name-asian="Noto Sans CJK SC" style:font-size-asian="12pt" style:font-style-asian="italic" style:font-weight-asian="bold" style:font-name-complex="Lohit Devanagari" style:font-size-complex="12pt" style:font-style-complex="italic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officeooo:rsid="00133176"/>
    </style:style>
    <style:style style:name="T5" style:family="text">
      <style:text-properties fo:font-size="14.1000003814697pt" fo:font-weight="bold" officeooo:rsid="0013317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font-size="11pt" officeooo:rsid="00163866" style:font-size-asian="11pt" style:font-size-complex="11pt"/>
    </style:style>
    <style:style style:name="T8" style:family="text">
      <style:text-properties style:font-name="Arial" fo:font-size="11pt" officeooo:rsid="000ead1c" style:font-size-asian="11pt" style:font-size-complex="11pt"/>
    </style:style>
    <style:style style:name="T9" style:family="text">
      <style:text-properties style:font-name="Arial" fo:font-size="11pt" officeooo:rsid="00371763" style:font-size-asian="11pt" style:font-size-complex="11pt"/>
    </style:style>
    <style:style style:name="T10" style:family="text">
      <style:text-properties style:font-name="Arial" fo:font-size="11pt" officeooo:rsid="00382a95" style:font-size-asian="11pt" style:font-size-complex="11pt"/>
    </style:style>
    <style:style style:name="T11" style:family="text">
      <style:text-properties style:font-name="Arial" fo:font-size="11pt" officeooo:rsid="00373262" style:font-size-asian="11pt" style:font-size-complex="11pt"/>
    </style:style>
    <style:style style:name="T12" style:family="text">
      <style:text-properties style:font-name="Arial" fo:font-size="11pt" officeooo:rsid="00413d1b" style:font-size-asian="11pt" style:font-size-complex="11pt"/>
    </style:style>
    <style:style style:name="T13" style:family="text">
      <style:text-properties style:font-name="Arial" fo:font-size="11pt" officeooo:rsid="00427b8c" style:font-size-asian="11pt" style:font-size-complex="11pt"/>
    </style:style>
    <style:style style:name="T14" style:family="text">
      <style:text-properties style:font-name="Arial" fo:font-size="11pt" officeooo:rsid="00473573" style:font-size-asian="11pt" style:font-size-complex="11pt"/>
    </style:style>
    <style:style style:name="T15" style:family="text">
      <style:text-properties style:font-name="Arial" fo:font-size="11pt" style:text-underline-style="solid" style:text-underline-width="auto" style:text-underline-color="font-color" officeooo:rsid="00163866" style:font-size-asian="11pt" style:font-size-complex="11pt"/>
    </style:style>
    <style:style style:name="T16" style:family="text">
      <style:text-properties style:font-name="Arial" fo:font-size="11pt" style:text-underline-style="solid" style:text-underline-width="auto" style:text-underline-color="font-color" officeooo:rsid="00413d1b" style:font-size-asian="12pt" style:font-size-complex="12pt"/>
    </style:style>
    <style:style style:name="T17" style:family="text">
      <style:text-properties style:font-name="Arial" fo:font-size="11pt" style:text-underline-style="solid" style:text-underline-width="auto" style:text-underline-color="font-color" officeooo:rsid="0043839c" style:font-size-asian="12pt" style:font-size-complex="12pt"/>
    </style:style>
    <style:style style:name="T18" style:family="text">
      <style:text-properties style:font-name="Arial" fo:font-size="11pt" style:text-underline-style="solid" style:text-underline-width="auto" style:text-underline-color="font-color" officeooo:rsid="0043da58" style:font-size-asian="12pt" style:font-size-complex="12pt"/>
    </style:style>
    <style:style style:name="T19" style:family="text">
      <style:text-properties style:font-name="Arial" fo:font-size="11pt" style:text-underline-style="solid" style:text-underline-width="auto" style:text-underline-color="font-color" officeooo:rsid="0045ebd2" style:font-size-asian="12pt" style:font-size-complex="12pt"/>
    </style:style>
    <style:style style:name="T20" style:family="text">
      <style:text-properties style:font-name="Arial" fo:font-size="11pt" style:text-underline-style="solid" style:text-underline-width="auto" style:text-underline-color="font-color" officeooo:rsid="0049ca64" style:font-size-asian="12pt" style:font-size-complex="12pt"/>
    </style:style>
    <style:style style:name="T21" style:family="text">
      <style:text-properties style:font-name="Arial" fo:font-size="11pt" style:text-underline-style="solid" style:text-underline-width="auto" style:text-underline-color="font-color" officeooo:rsid="004b4e14" style:font-size-asian="12pt" style:font-size-complex="12pt"/>
    </style:style>
    <style:style style:name="T22" style:family="text">
      <style:text-properties style:font-name="Arial" fo:font-size="11pt" style:text-underline-style="solid" style:text-underline-width="auto" style:text-underline-color="font-color" officeooo:rsid="004c09b8" style:font-size-asian="12pt" style:font-size-complex="12pt"/>
    </style:style>
    <style:style style:name="T23" style:family="text">
      <style:text-properties style:font-name="Arial" fo:font-size="11pt" style:text-underline-style="solid" style:text-underline-width="auto" style:text-underline-color="font-color" officeooo:rsid="004cc1fe" style:font-size-asian="12pt" style:font-size-complex="12pt"/>
    </style:style>
    <style:style style:name="T24" style:family="text">
      <style:text-properties style:font-name="Arial" fo:font-size="11pt" style:font-size-asian="12pt" style:font-size-complex="12pt"/>
    </style:style>
    <style:style style:name="T25" style:family="text">
      <style:text-properties style:font-name="Arial" fo:font-size="11pt" officeooo:rsid="00336baa" style:font-size-asian="12pt" style:font-size-complex="12pt"/>
    </style:style>
    <style:style style:name="T26" style:family="text">
      <style:text-properties style:font-name="Arial" fo:font-size="11pt" officeooo:rsid="00373262" style:font-size-asian="12pt" style:font-size-complex="12pt"/>
    </style:style>
    <style:style style:name="T27" style:family="text">
      <style:text-properties style:font-name="Arial" fo:font-size="11pt" officeooo:rsid="0039b8f7" style:font-size-asian="12pt" style:font-size-complex="12pt"/>
    </style:style>
    <style:style style:name="T28" style:family="text">
      <style:text-properties style:font-name="Arial" fo:font-size="11pt" officeooo:rsid="00413d1b" style:font-size-asian="12pt" style:font-size-complex="12pt"/>
    </style:style>
    <style:style style:name="T29" style:family="text">
      <style:text-properties style:font-name="Arial" fo:font-size="11pt" officeooo:rsid="00427b8c" style:font-size-asian="12pt" style:font-size-complex="12pt"/>
    </style:style>
    <style:style style:name="T30" style:family="text">
      <style:text-properties style:font-name="Arial" fo:font-size="11pt" officeooo:rsid="0042daee" style:font-size-asian="12pt" style:font-size-complex="12pt"/>
    </style:style>
    <style:style style:name="T31" style:family="text">
      <style:text-properties style:font-name="Arial" fo:font-size="11pt" officeooo:rsid="0043839c" style:font-size-asian="12pt" style:font-size-complex="12pt"/>
    </style:style>
    <style:style style:name="T32" style:family="text">
      <style:text-properties style:font-name="Arial" fo:font-size="11pt" officeooo:rsid="0043da58" style:font-size-asian="12pt" style:font-size-complex="12pt"/>
    </style:style>
    <style:style style:name="T33" style:family="text">
      <style:text-properties style:font-name="Arial" fo:font-size="11pt" officeooo:rsid="0045ebd2" style:font-size-asian="12pt" style:font-size-complex="12pt"/>
    </style:style>
    <style:style style:name="T34" style:family="text">
      <style:text-properties style:font-name="Arial" fo:font-size="11pt" officeooo:rsid="0048e0ca" style:font-size-asian="12pt" style:font-size-complex="12pt"/>
    </style:style>
    <style:style style:name="T35" style:family="text">
      <style:text-properties style:font-name="Arial" fo:font-size="11pt" officeooo:rsid="0049ca64" style:font-size-asian="12pt" style:font-size-complex="12pt"/>
    </style:style>
    <style:style style:name="T36" style:family="text">
      <style:text-properties style:font-name="Arial" fo:font-size="11pt" officeooo:rsid="004b4e14" style:font-size-asian="12pt" style:font-size-complex="12pt"/>
    </style:style>
    <style:style style:name="T37" style:family="text">
      <style:text-properties style:font-name="Arial" fo:font-size="11pt" officeooo:rsid="004c09b8" style:font-size-asian="12pt" style:font-size-complex="12pt"/>
    </style:style>
    <style:style style:name="T38" style:family="text">
      <style:text-properties style:font-name="Arial" fo:font-size="11pt" officeooo:rsid="004cc1fe" style:font-size-asian="12pt" style:font-size-complex="12pt"/>
    </style:style>
    <style:style style:name="T39" style:family="text">
      <style:text-properties style:font-name="Arial" fo:font-size="14.1000003814697pt" fo:font-weight="bold" officeooo:rsid="0016386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0" style:family="text">
      <style:text-properties style:font-name="Arial" fo:font-size="14.1000003814697pt" fo:font-weight="bold" officeooo:rsid="0017ce6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1" style:family="text">
      <style:text-properties style:font-name="Arial" officeooo:rsid="00186a2c"/>
    </style:style>
    <style:style style:name="T42" style:family="text">
      <style:text-properties style:font-name="Arial" style:text-underline-style="solid" style:text-underline-width="auto" style:text-underline-color="font-color" officeooo:rsid="001a2822"/>
    </style:style>
    <style:style style:name="T43" style:family="text">
      <style:text-properties style:font-name="Arial" officeooo:rsid="00281078"/>
    </style:style>
    <style:style style:name="T44" style:family="text">
      <style:text-properties style:font-name="Arial" fo:font-size="14pt" style:text-underline-style="solid" style:text-underline-width="auto" style:text-underline-color="font-color" fo:font-weight="bold" officeooo:rsid="000ead1c" style:font-size-asian="14pt" style:font-weight-asian="bold" style:font-size-complex="14pt" style:font-weight-complex="bold"/>
    </style:style>
    <style:style style:name="T45" style:family="text">
      <style:text-properties style:font-name="Arial" fo:font-size="14pt" style:text-underline-style="solid" style:text-underline-width="auto" style:text-underline-color="font-color" fo:font-weight="bold" officeooo:rsid="00373262" style:font-size-asian="14pt" style:font-weight-asian="bold" style:font-size-complex="14pt" style:font-weight-complex="bold"/>
    </style:style>
    <style:style style:name="T46" style:family="text">
      <style:text-properties style:font-name="Arial" officeooo:rsid="0039b8f7"/>
    </style:style>
    <style:style style:name="T47" style:family="text">
      <style:text-properties style:font-name="Arial" officeooo:rsid="00427b8c"/>
    </style:style>
    <style:style style:name="T48" style:family="text">
      <style:text-properties style:font-name="Arial" officeooo:rsid="0042daee"/>
    </style:style>
    <style:style style:name="T49" style:family="text">
      <style:text-properties style:font-name="Arial" officeooo:rsid="00473573"/>
    </style:style>
    <style:style style:name="T50" style:family="text">
      <style:text-properties style:font-name="Arial" officeooo:rsid="0048e0ca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3" style:family="text">
      <style:text-properties fo:font-size="11pt" style:font-size-asian="12pt" style:font-size-complex="12pt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officeooo:rsid="00336baa"/>
    </style:style>
    <style:style style:name="T56" style:family="text">
      <style:text-properties officeooo:rsid="00373262"/>
    </style:style>
    <style:style style:name="T57" style:family="text">
      <style:text-properties style:font-name="FreeMono" fo:font-size="11pt" style:font-size-asian="12pt" style:font-size-complex="12pt"/>
    </style:style>
    <style:style style:name="T58" style:family="text">
      <style:text-properties style:font-name="FreeMono" fo:font-size="11pt" officeooo:rsid="0039b8f7" style:font-size-asian="12pt" style:font-size-complex="12pt"/>
    </style:style>
    <style:style style:name="T59" style:family="text">
      <style:text-properties officeooo:rsid="00413d1b"/>
    </style:style>
    <style:style style:name="T60" style:family="text">
      <style:text-properties style:text-underline-style="solid" style:text-underline-width="auto" style:text-underline-color="font-color" officeooo:rsid="00336baa"/>
    </style:style>
    <style:style style:name="T61" style:family="text">
      <style:text-properties officeooo:rsid="00427b8c"/>
    </style:style>
    <style:style style:name="T62" style:family="text">
      <style:text-properties fo:color="#800000"/>
    </style:style>
    <style:style style:name="T63" style:family="text">
      <style:text-properties fo:color="#800000" style:font-name="Droid Sans Mono" fo:font-size="7.5pt" fo:font-weight="normal" officeooo:rsid="004b4e14" fo:background-color="#ffffff" loext:char-shading-value="0" style:font-size-asian="12pt" style:font-size-complex="12pt"/>
    </style:style>
    <style:style style:name="T64" style:family="text">
      <style:text-properties fo:color="#800000" fo:font-weight="normal" officeooo:rsid="004b4e14" fo:background-color="#ffffff" loext:char-shading-value="0"/>
    </style:style>
    <style:style style:name="T65" style:family="text">
      <style:text-properties fo:color="#800000" fo:font-size="7.5pt" fo:font-weight="normal" officeooo:rsid="004b4e14" fo:background-color="#ffffff" loext:char-shading-value="0" style:font-size-asian="12pt" style:font-size-complex="12pt"/>
    </style:style>
    <style:style style:name="T66" style:family="text">
      <style:text-properties fo:color="#000000" style:font-name="Arial" fo:font-size="11pt" officeooo:rsid="004cc1fe" style:font-size-asian="12pt" style:font-size-complex="12pt"/>
    </style:style>
    <style:style style:name="T67" style:family="text">
      <style:text-properties fo:color="#000000" style:font-name="Arial" fo:font-size="11pt" fo:font-weight="normal" fo:background-color="#ffffff" loext:char-shading-value="0" style:font-size-asian="12pt" style:font-size-complex="12pt"/>
    </style:style>
    <style:style style:name="T68" style:family="text">
      <style:text-properties fo:color="#000000" style:font-name="Arial" fo:font-size="11pt" fo:font-weight="normal" officeooo:rsid="004cc1fe" fo:background-color="#ffffff" loext:char-shading-value="0" style:font-size-asian="12pt" style:font-size-complex="12pt"/>
    </style:style>
    <style:style style:name="T69" style:family="text">
      <style:text-properties fo:color="#000000" style:font-name="Arial" fo:font-size="11pt" fo:font-weight="normal" officeooo:rsid="004cc309" fo:background-color="#ffffff" loext:char-shading-value="0" style:font-size-asian="12pt" style:font-size-complex="12pt"/>
    </style:style>
    <style:style style:name="T70" style:family="text">
      <style:text-properties fo:color="#000000" style:font-name="Arial" fo:font-size="11pt" fo:font-weight="normal" officeooo:rsid="00427b8c" fo:background-color="#ffffff" loext:char-shading-value="0" style:font-size-asian="12pt" style:font-size-complex="12pt"/>
    </style:style>
    <style:style style:name="T71" style:family="text">
      <style:text-properties fo:color="#000000" style:font-name="Arial" fo:font-size="11pt" fo:font-weight="normal" officeooo:rsid="004ed006" fo:background-color="#ffffff" loext:char-shading-value="0" style:font-size-asian="12pt" style:font-size-complex="12pt"/>
    </style:style>
    <style:style style:name="T72" style:family="text">
      <style:text-properties fo:color="#000000" style:font-name="Arial" fo:font-size="11pt" fo:font-weight="normal" officeooo:rsid="004e87de" fo:background-color="#ffffff" loext:char-shading-value="0" style:font-size-asian="12pt" style:font-size-complex="12pt"/>
    </style:style>
    <style:style style:name="T73" style:family="text">
      <style:text-properties fo:color="#000000" style:font-name="Arial" fo:font-size="11pt" fo:font-weight="normal" officeooo:rsid="004f2173" fo:background-color="#ffffff" loext:char-shading-value="0" style:font-size-asian="12pt" style:font-size-complex="12pt"/>
    </style:style>
    <style:style style:name="T74" style:family="text">
      <style:text-properties fo:color="#000000" style:font-name="Arial" fo:font-size="11pt" fo:font-weight="normal" officeooo:rsid="00523186" fo:background-color="#ffffff" loext:char-shading-value="0" style:font-size-asian="12pt" style:font-size-complex="12pt"/>
    </style:style>
    <style:style style:name="T75" style:family="text">
      <style:text-properties fo:color="#000000" style:font-name="Arial" fo:font-size="11pt" style:text-underline-style="solid" style:text-underline-width="auto" style:text-underline-color="font-color" fo:font-weight="normal" officeooo:rsid="004cc1fe" fo:background-color="#ffffff" loext:char-shading-value="0" style:font-size-asian="12pt" style:font-size-complex="12pt"/>
    </style:style>
    <style:style style:name="T76" style:family="text">
      <style:text-properties fo:color="#000000" style:font-name="Arial" fo:font-size="11pt" style:text-underline-style="solid" style:text-underline-width="auto" style:text-underline-color="font-color" fo:font-weight="normal" officeooo:rsid="004cc309" fo:background-color="#ffffff" loext:char-shading-value="0" style:font-size-asian="12pt" style:font-size-complex="12pt"/>
    </style:style>
    <style:style style:name="T77" style:family="text">
      <style:text-properties fo:color="#000000" style:font-name="Arial" fo:font-size="14.1000003814697pt" fo:font-weight="bold" officeooo:rsid="004e87de" fo:background-color="#ffffff" loext:char-shading-value="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8" style:family="text">
      <style:text-properties fo:color="#000000" fo:font-size="11pt" fo:font-weight="normal" fo:background-color="#ffffff" loext:char-shading-value="0" style:font-size-asian="12pt" style:font-size-complex="12pt"/>
    </style:style>
    <style:style style:name="T79" style:family="text">
      <style:text-properties fo:color="#000000" fo:font-size="11pt" fo:font-weight="normal" officeooo:rsid="004cc309" fo:background-color="#ffffff" loext:char-shading-value="0" style:font-size-asian="12pt" style:font-size-complex="12pt"/>
    </style:style>
    <style:style style:name="T80" style:family="text">
      <style:text-properties fo:color="#000000" fo:font-size="11pt" fo:font-weight="normal" officeooo:rsid="004f2173" fo:background-color="#ffffff" loext:char-shading-value="0" style:font-size-asian="12pt" style:font-size-complex="12pt"/>
    </style:style>
    <style:style style:name="T81" style:family="text">
      <style:text-properties fo:color="#000000" fo:font-size="11pt" fo:font-weight="normal" officeooo:rsid="00523186" fo:background-color="#ffffff" loext:char-shading-value="0" style:font-size-asian="12pt" style:font-size-complex="12pt"/>
    </style:style>
    <style:style style:name="T82" style:family="text">
      <style:text-properties officeooo:rsid="00523186"/>
    </style:style>
    <style:style style:name="T83" style:family="text">
      <style:text-properties style:font-style-asian="italic"/>
    </style:style>
    <style:style style:name="T84" style:family="text">
      <style:text-properties fo:font-weight="normal" officeooo:rsid="004b4e14" fo:background-color="#ffffff" loext:char-shading-value="0"/>
    </style:style>
    <style:style style:name="T85" style:family="text">
      <style:text-properties fo:font-weight="normal" officeooo:rsid="004cc309" fo:background-color="#ffffff" loext:char-shading-value="0" style:font-size-asian="12pt" style:font-size-complex="12pt"/>
    </style:style>
    <style:style style:name="T86" style:family="text">
      <style:text-properties fo:font-weight="normal" officeooo:rsid="004f2173" fo:background-color="#ffffff" loext:char-shading-value="0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4"><text:span text:style-name="T44">Relatório do Trabalho EP</text:span><text:span text:style-name="T45">2</text:span></text:h>
      <text:h text:style-name="P5" text:outline-level="4">Disciplina de Arquitetura de Computadores</text:h>
      <text:h text:style-name="P7" text:outline-level="4"><text:span text:style-name="T8">Luis Cesar de Azevedo – RA </text:span><text:span text:style-name="T9">21201931144</text:span></text:h>
      <text:h text:style-name="P6" text:outline-level="4"/>
      <text:h text:style-name="P1" text:outline-level="3"><text:span text:style-name="T4">Introdução</text:span>:</text:h>
      <text:h text:style-name="P33" text:outline-level="4"><text:span text:style-name="T11">Este trabalho consistem em criar um processo de simulação de controle de cache de </text:span><text:span text:style-name="T14">memória</text:span><text:span text:style-name="T11">. Para esta simulação foram criadas duas classes: Uma denominada “cache”, que possui os métodos de controle de um cache; A segunda classe é denominada “cache</text:span><text:span text:style-name="T12">control</text:span><text:span text:style-name="T11">”. </text:span><text:span text:style-name="T14">Ela</text:span><text:span text:style-name="T11"> instancia </text:span><text:span text:style-name="T14">os</text:span><text:span text:style-name="T12"> grupos da</text:span><text:span text:style-name="T11"> classe “cache” e possui os métodos para processamento do comando recebido do processador. </text:span><text:span text:style-name="T12">Os grupos de instancia cache são o níveis que a hierarquia de </text:span><text:span text:style-name="T13">cache</text:span><text:span text:style-name="T12"> irá gerenciar. </text:span><text:span text:style-name="T14">Também podem ser instanciados caches separados para acesso</text:span><text:span text:style-name="T11"> </text:span><text:span text:style-name="T14">a</text:span><text:span text:style-name="T11"> dados e instruções </text:span><text:span text:style-name="T12"><text:s/></text:span></text:h>
      <text:h text:style-name="Text_20_body" text:outline-level="4">O objetivo desta implementação é demostrar o conhecimento adquirido sobre como <text:span text:style-name="T56">é</text:span><text:span text:style-name="T26"> configurada a hierarquia de memória e as transações necessárias para os acessos aos dados dentro desta hierarquia. </text:span><text:s/></text:h>
      <text:h text:style-name="P15" text:outline-level="4"><text:span text:style-name="T56">Esta implementação não visa a melh</text:span><text:span text:style-name="T26">or</text:span><text:span text:style-name="T56"> </text:span><text:span text:style-name="T26">velocidade de acesso ou o menor consumo de recursos na implementação, mas busca ser clara e didática </text:span><text:span text:style-name="T28">n</text:span><text:span text:style-name="T26">as propriedades e métodos desenvolvidos.</text:span><text:span text:style-name="T56"> </text:span></text:h>
      <text:h text:style-name="P12" text:outline-level="4"/>
      <text:h text:style-name="P8" text:outline-level="3"><text:span text:style-name="T39">Materiais e métodos</text:span><text:span text:style-name="T6">:</text:span></text:h>
      <text:h text:style-name="P14" text:outline-level="4"><text:span text:style-name="T52">Linguagem utilizada</text:span><text:span text:style-name="T51">: C++ </text:span></text:h>
      <text:h text:style-name="Text_20_body" text:outline-level="4"><text:span text:style-name="T15">Compilador</text:span><text:span text:style-name="T7">: g</text:span><text:span text:style-name="T12">++</text:span><text:span text:style-name="T7">, rodando em uma máquina linux baseada em debian.</text:span></text:h>
      <text:h text:style-name="Text_20_body" text:outline-level="4"><text:span text:style-name="T15">Classes referenciadas</text:span><text:span text:style-name="T7">: classes </text:span><text:span text:style-name="T10">internas </text:span><text:span text:style-name="T7">d</text:span><text:span text:style-name="T10">a</text:span><text:span text:style-name="T7"> linguagem </text:span><text:span text:style-name="T10">e uma classe externa, desenvolvida por terceiro, para parse de arquivo XML utilizado na configuração do ambiente: tinyxml2</text:span><text:reference-mark-start text:name="ZOTERO_ITEM CSL_CITATION {&quot;citationID&quot;:&quot;Vo7qdWVi&quot;,&quot;properties&quot;:{&quot;formattedCitation&quot;:&quot;[1]&quot;,&quot;plainCitation&quot;:&quot;[1]&quot;,&quot;noteIndex&quot;:0},&quot;citationItems&quot;:[{&quot;id&quot;:70,&quot;uris&quot;:[&quot;http://zotero.org/users/local/y2kUPf3O/items/V5MN8VRL&quot;],&quot;uri&quot;:[&quot;http://zotero.org/users/local/y2kUPf3O/items/V5MN8VRL&quot;],&quot;itemData&quot;:{&quot;id&quot;:70,&quot;type&quot;:&quot;post-weblog&quot;,&quot;title&quot;:&quot;tinyxml2&quot;,&quot;genre&quot;:&quot;GitHub&quot;,&quot;URL&quot;:&quot;https://github.com/leethomason/tinyxml2&quot;,&quot;accessed&quot;:{&quot;date-parts&quot;:[[&quot;2020&quot;,5,25]]}}}],&quot;schema&quot;:&quot;https://github.com/citation-style-language/schema/raw/master/csl-citation.json&quot;} RND0UoOShBqEu"/><text:span text:style-name="T10">[1]</text:span><text:reference-mark-end text:name="ZOTERO_ITEM CSL_CITATION {&quot;citationID&quot;:&quot;Vo7qdWVi&quot;,&quot;properties&quot;:{&quot;formattedCitation&quot;:&quot;[1]&quot;,&quot;plainCitation&quot;:&quot;[1]&quot;,&quot;noteIndex&quot;:0},&quot;citationItems&quot;:[{&quot;id&quot;:70,&quot;uris&quot;:[&quot;http://zotero.org/users/local/y2kUPf3O/items/V5MN8VRL&quot;],&quot;uri&quot;:[&quot;http://zotero.org/users/local/y2kUPf3O/items/V5MN8VRL&quot;],&quot;itemData&quot;:{&quot;id&quot;:70,&quot;type&quot;:&quot;post-weblog&quot;,&quot;title&quot;:&quot;tinyxml2&quot;,&quot;genre&quot;:&quot;GitHub&quot;,&quot;URL&quot;:&quot;https://github.com/leethomason/tinyxml2&quot;,&quot;accessed&quot;:{&quot;date-parts&quot;:[[&quot;2020&quot;,5,25]]}}}],&quot;schema&quot;:&quot;https://github.com/citation-style-language/schema/raw/master/csl-citation.json&quot;} RND0UoOShBqEu"/><text:span text:style-name="T10">.</text:span><text:span text:style-name="T7"> </text:span></text:h>
      <text:h text:style-name="P16" text:outline-level="4"><text:span text:style-name="T43">O </text:span><text:span text:style-name="T46">desenvolvimento foi evolutivo, atendendo </text:span><text:span text:style-name="T49">à</text:span><text:span text:style-name="T46"> cada passo os requisitos descritos no enunciado do trabalho, seguindo a progressão da nota a ser atingida.</text:span></text:h>
      <text:h text:style-name="P17" text:outline-level="4"><text:span text:style-name="T60">Os arquivos </text:span><text:span text:style-name="T16">apresentados</text:span><text:span text:style-name="T55">:</text:span></text:h>
      <text:h text:style-name="P17" text:outline-level="4"><text:span text:style-name="T59">O código de cada classe está dividido em dois arquivos: </text:span><text:span text:style-name="T25">“.cpp” </text:span><text:span text:style-name="T28">e “.h”. Os arquivos possuem o nome da classe que representam.</text:span></text:h>
      <text:h text:style-name="P17" text:outline-level="4"><text:span text:style-name="T28">O arquivo de configuração utiliza o formato XML e está apresentado com o nome “cachecontrol.conf.xml”. </text:span><text:span text:style-name="T29">Estão sendo entregues também 3 arquivos de exemplo e configuração para hierarquias de cache de 1, 2 e 3 níveis. A estrutura deste arquivo está descrita em tópico específico neste documento.</text:span></text:h>
      <text:h text:style-name="P17" text:outline-level="4"><text:span text:style-name="T25"><text:s/></text:span><text:span text:style-name="T27">Também está disponível um arquivo “main.cpp” com um exemplo de processamento dos arquivos de exemplo fornecidos com o enunciado do trabalho. </text:span></text:h>
      <text:h text:style-name="P16" text:outline-level="4"><text:span text:style-name="T25">Estes arquivos </text:span><text:span text:style-name="T27">podem ser compilados com o comando:</text:span></text:h>
      <text:h text:style-name="P34" text:outline-level="4">g++ -g main.cpp cache<text:span text:style-name="T61">control</text:span>.cpp cache.cpp tinyxml2.cpp -o main</text:h>
      <text:h text:style-name="P24" text:outline-level="3"><text:soft-page-break/><text:span text:style-name="T40">Desenvolvimento</text:span><text:span text:style-name="T6">:</text:span></text:h>
      <text:h text:style-name="P13" text:outline-level="4"><text:span text:style-name="T61">O controle de hierarquia de caches foi desenvolvido em duas classes com </text:span><text:span text:style-name="T29">funções</text:span><text:span text:style-name="T61"> distint</text:span><text:span text:style-name="T29">a</text:span><text:span text:style-name="T61">s para evitar duplicidade de desenvolvimento </text:span><text:span text:style-name="T29">de propriedades e métodos dentro do controle da hierarquia.</text:span><text:span text:style-name="T61"> </text:span><text:s/></text:h>
      <text:h text:style-name="P9" text:outline-level="4"><text:span text:style-name="T1">Classe ‘cachecontrol’</text:span><text:span text:style-name="T54">:</text:span></text:h>
      <text:h text:style-name="P18" text:outline-level="4"><text:span text:style-name="T41">E</text:span><text:span text:style-name="T47">sta classe tem o objetivo de instanciar os objetos de cache conforme as propriedades “n</text:span><text:span text:style-name="T29">i</text:span><text:span text:style-name="T47">veis_de_cache” e “split_cache”. A primeira indica quantos níveis de cache a hierarquia irá controlar, podendo ser qualquer número inteiro maior que 1. A segunda indica se haverá separação entre cache de dados e instruções ou se um único cache irá armazenar os dados destes dois tipos de requisição. </text:span></text:h>
      <text:h text:style-name="P18" text:outline-level="4"><text:span text:style-name="T48">Esta classe possui um método público “processaComando” que recebe uma linha de comando </text:span><text:span text:style-name="T30">com o modelo</text:span><text:span text:style-name="T48"> do arquivo de exemplo fornecido com o enunciado do trabalho. </text:span><text:span text:style-name="T30">E</text:span><text:span text:style-name="T48">ste método realiza a separação das informações deste comando, inclui</text:span><text:span text:style-name="T49">n</text:span><text:span text:style-name="T48">do a quebra do endereço nas três partes: byte offset, index e tag. </text:span><text:span text:style-name="T30">Dependendo da instrução, </text:span><text:span text:style-name="T48">solicita a leitura ou gravação de um bloco de dados no primeiro nível de cache. Caso a quantidade de bytes </text:span><text:span text:style-name="T30">a ser processado não tenha sido completamente tratada neste primeira chamada, é feito um incremento do “index” e repetido o processo.</text:span><text:span text:style-name="T48"> <text:s/></text:span><text:span text:style-name="T47"><text:s/></text:span></text:h>
      <text:h text:style-name="P10" text:outline-level="4"><text:span text:style-name="T1">Classe ‘cache’</text:span><text:span text:style-name="T54">:</text:span></text:h>
      <text:h text:style-name="P19" text:outline-level="4"><text:span text:style-name="T41">E</text:span><text:span text:style-name="T47">sta classe </text:span><text:span text:style-name="T48">possui dois métodos público</text:span><text:span text:style-name="T50">s</text:span><text:span text:style-name="T48"> principais: “ler” e “gravar”. </text:span><text:span text:style-name="T30">Este métodos realizam suas respectivas funções e em caso de não localizarem a informação dentro do seu espaço de armazenamento, ou seja, um “miss”, fazem a solicitação ao próximo nível de cache ou à memória.</text:span></text:h>
      <text:h text:style-name="P20" text:outline-level="4"><text:span text:style-name="T30">I</text:span><text:span text:style-name="T31">mportante destacar que não existe retorno de valores lidos ou passagem de valores para gravar ou qualquer tipo de acesso aos dados. Estes métodos realizam apenas a simulação das ações necessárias e contagem </text:span><text:span text:style-name="T34">d</text:span><text:span text:style-name="T31">e “misses” e “hits” obtidos, </text:span><text:span text:style-name="T34">conforme enunciado do trabalho</text:span><text:span text:style-name="T31">.</text:span></text:h>
      <text:h text:style-name="P11" text:outline-level="4"><text:span text:style-name="T2">Configuração do ambiente</text:span><text:span text:style-name="T54">:</text:span></text:h>
      <text:h text:style-name="P20" text:outline-level="4"><text:span text:style-name="T30">A</text:span><text:span text:style-name="T31">mbas as classes possuem as propriedades que podem ser configuradas conforme o enunciado do </text:span><text:span text:style-name="T34">trabalho</text:span><text:span text:style-name="T31">. As classes também possuem um construtor padrão, que utiliza valores pré-definidos em tempo de compilação.</text:span></text:h>
      <text:h text:style-name="P21" text:outline-level="4"><text:soft-page-break/><text:span text:style-name="T31">I</text:span><text:span text:style-name="T32">MPORTANTE: As classes não fazem validação minuciosa dos valores passados no arquivo de configuração. Valores de tipos incompatíveis, ou fora da faixa permitida, podem provocar erro de execução.</text:span></text:h>
      <text:h text:style-name="P20" text:outline-level="4"><text:span text:style-name="T31">Junto com o código fonte está sendo enviado três </text:span><text:span text:style-name="T17">arquivos de exemplo</text:span><text:span text:style-name="T31"> de configuração de acordo com o número níveis de hierarquia de cache: </text:span><text:span text:style-name="T28">“cachecontrol </text:span><text:span text:style-name="T31">1 nivel</text:span><text:span text:style-name="T28">.conf.xml”, “cachecontrol </text:span><text:span text:style-name="T31">2 niveis</text:span><text:span text:style-name="T28">.conf.xml” </text:span><text:span text:style-name="T31">e </text:span><text:span text:style-name="T28">“cachecontrol </text:span><text:span text:style-name="T31">3 niveis</text:span><text:span text:style-name="T28">.conf.xml”. </text:span><text:span text:style-name="T31">Para estas classes </text:span><text:span text:style-name="T17">não existe limite do número de níveis</text:span><text:span text:style-name="T31"> que pode</text:span><text:span text:style-name="T34">m</text:span><text:span text:style-name="T31"> ser configurado.</text:span></text:h>
      <text:h text:style-name="P26" text:outline-level="4"/>
      <text:h text:style-name="P32" text:outline-level="4">Propriedades a serem configuradas:</text:h>
      <text:h text:style-name="P21" text:outline-level="4"><text:span text:style-name="T17">Níveis de cache</text:span><text:span text:style-name="T31">: </text:span><text:span text:style-name="T33">(niveis_de_cache) </text:span><text:span text:style-name="T31">Valor numérico, inteiro, maior que 1, </text:span><text:span text:style-name="T32">representando o número de níveis da hierarquia de cache.</text:span></text:h>
      <text:h text:style-name="P23" text:outline-level="4"><text:span text:style-name="T18">Split cache</text:span><text:span text:style-name="T32">: </text:span><text:span text:style-name="T31"><text:s/></text:span><text:span text:style-name="T33">(split_cache) </text:span><text:span text:style-name="T32">Valor numérico podendo ser 1 (um) ou 0 (zero). O valor um </text:span><text:span text:style-name="T35">(1)</text:span><text:span text:style-name="T32"> indica que haverá separação entre os caches de dados e instruções. O valor zero </text:span><text:span text:style-name="T35">(0) </text:span><text:span text:style-name="T32">indica que um único cahce será utilizado para os dois tipos de informações. Caso seja utilizado um único cache (valor zero), ao ler as propriedades de número de hits e misses do cache de instruções, elas retornarão os mesmos valores do cache de dados.</text:span></text:h>
      <text:h text:style-name="P28" text:outline-level="4"/>
      <text:h text:style-name="P29" text:outline-level="4">OBS.: As próximas propriedades devem ser fornecidas em um conjunto de valores separados por vírgula, sendo um valor para cada nível da hierarquia de cache que será criada.</text:h>
      <text:h text:style-name="P31" text:outline-level="4">Exemplo: </text:h>
      <text:h text:style-name="P25" text:outline-level="4"><text:span text:style-name="T62">&lt;</text:span>quantidade_vias_cahce_dados&gt;16,32,64&lt;/quantidade_vias_cahce_dados&gt;</text:h>
      <text:h text:style-name="P41" text:outline-level="4"><text:span text:style-name="T35">Para configurar L1 com 16 vias, L2 com 32 vias e L3 com 64 vias</text:span></text:h>
      <text:h text:style-name="P28" text:outline-level="4"><text:s text:c="2"/></text:h>
      <text:h text:style-name="P41" text:outline-level="4"><text:span text:style-name="T19">Tamanho do</text:span><text:span text:style-name="T22">s</text:span><text:span text:style-name="T19"> cache</text:span><text:span text:style-name="T22">s</text:span><text:span text:style-name="T19"> de dados </text:span><text:span text:style-name="T20">e de instruções</text:span><text:span text:style-name="T32">: </text:span><text:span text:style-name="T31"><text:s/></text:span><text:span text:style-name="T33">(tamanho_em_bytes_cache_dados </text:span><text:span text:style-name="T35">e </text:span><text:span text:style-name="T33">tamanho_em_bytes_cache_</text:span><text:span text:style-name="T35">instrucoes</text:span><text:span text:style-name="T33">) </text:span><text:span text:style-name="T32">Valor n</text:span><text:span text:style-name="T33">umérico inteiro positivo, múltiplo de 8, representando o tamanho em bytes do cache de dados. Este valor representa o tamanho para os dados armazenados e não deve considerar outras informações de controle que o cache utiliza. Este valor deve ser múltiplo de 8 para o cache poder formas palavras de 32 bits.</text:span></text:h>
      <text:h text:style-name="P42" text:outline-level="4"><text:span text:style-name="T21">Quantidade de linhas do</text:span><text:span text:style-name="T22">s</text:span><text:span text:style-name="T21"> cache</text:span><text:span text:style-name="T22">s</text:span><text:span text:style-name="T21"> de dados e instruções</text:span><text:span text:style-name="T36">: (quantidade_linhas_cache_ dados e quantidade_linhas_cache_instrucoes) Valor numérico inteiro, positivo, múltiplo de 8 e menor que o tamanho do cache. Este valor, junto com o tamanho do cahce, irá determinar o tamanho de cada linha do cache. <text:s text:c="2"/></text:span></text:h>
      <text:h text:style-name="P43" text:outline-level="4"><text:span text:style-name="T21">Q</text:span><text:span text:style-name="T22">uantidade de vias dos caches de dados e instruções</text:span><text:span text:style-name="T37">: (quantidade_vias_cache_dados e quantidade_vias_cache_instrucoes) Valor numérico inteiro, positivo, maior que 1 e menor que a quantidade de linhas. Se for valor 1, o cache é não associativo e se for a quantidade de linhas ele é totalmente associativo. Qualquer valor neste intervalo representa a quantidade de vias da associatividade.</text:span></text:h>
      <text:h text:style-name="P44" text:outline-level="4"><text:span text:style-name="T22">P</text:span><text:span text:style-name="T23">olítica de ‘write’ dos caches de dados e instruções</text:span><text:span text:style-name="T38">: (politica_de_write_cache_dados e politica_de_write_cache_instrucoes) <text:s/>Valor alfabético podendo ser as palavras</text:span><text:span text:style-name="T66"> </text:span><text:span text:style-name="T67">'writeback' ou 'writethrough'. </text:span><text:span text:style-name="T68">As políticas são aplicadas conforme as características que estudamos em aula.</text:span></text:h>
      <text:h text:style-name="P45" text:outline-level="4"><text:soft-page-break/><text:span text:style-name="T75">A</text:span><text:span text:style-name="T76">lgoritmo das substituições de linhas dos caches de dados e instruções</text:span><text:span text:style-name="T69">: (</text:span><text:span text:style-name="T67">algoritmo_ substituicao_linhas_cache_dados </text:span><text:span text:style-name="T69">e <text:s/>algoritmo_substituicao_linhas_cache_instrucoes) Valor numérico <text:s/>inteiro, positivo, maior ou igual a 1 e menor ou igual a 4. Os algoritmo é aplicado conforme a tabela abaixo:</text:span></text:h>
      <text:h text:style-name="P46" text:outline-level="4"><text:span text:style-name="T79">1<text:tab/>LRU</text:span></text:h>
      <text:h text:style-name="P46" text:outline-level="4"><text:span text:style-name="T79">2<text:tab/>MRU</text:span></text:h>
      <text:h text:style-name="P46" text:outline-level="4"><text:span text:style-name="T79">3<text:tab/>FIFO</text:span></text:h>
      <text:h text:style-name="P46" text:outline-level="4"><text:span text:style-name="T79">4<text:tab/>Aleatório</text:span></text:h>
      <text:h text:style-name="P45" text:outline-level="4"><text:span text:style-name="T69"/></text:h>
      <text:h text:style-name="P45" text:outline-level="4"><text:span text:style-name="T69"><text:s text:c="2"/></text:span><text:span text:style-name="T77">Conclusões</text:span><text:span text:style-name="T69">:</text:span></text:h>
      <text:h text:style-name="P47" text:outline-level="4"><text:span text:style-name="T70">O </text:span><text:span text:style-name="T67">desenvolvimento destas classes foi essencial para fixação dos processos aprendidos em aula.</text:span></text:h>
      <text:h text:style-name="P49" text:outline-level="4"><text:span text:style-name="T72">Confirmação de que aumentar o número de vias aumenta o número de hits, mas aumenta também o tempo de processamento, devido ao tempo de execução do algoritmo de </text:span><text:span text:style-name="T73">substituição</text:span><text:span text:style-name="T72"> da linha no cache </text:span><text:span text:style-name="T73">e a busca sequencial da linha dentro da via</text:span><text:span text:style-name="T72">. Isto pode ser visto nos dados abaixo, comparando duas execuções do processamento do arquivo de exemplo “trace_hello.txt”. </text:span><text:span text:style-name="T71">Neste processamento é comparada uma execução com cache não associativo e outra com cache totalmente associativa, ambas com política de substituição de linhas LRU </text:span><text:span text:style-name="T73">e apenas um cache para dados e instruções</text:span><text:span text:style-name="T71">.</text:span><text:span text:style-name="T72"> </text:span></text:h>
      <text:h text:style-name="P53" text:outline-level="4"><text:span text:style-name="T67"/></text:h>
      <text:h text:style-name="P60" text:outline-level="4"><text:span text:style-name="T67">Não associativo:</text:span></text:h>
      <text:h text:style-name="P54" text:outline-level="4"><text:span text:style-name="T78">Total de comandos processados: 263784</text:span></text:h>
      <text:h text:style-name="P54" text:outline-level="4"><text:span text:style-name="T78">Tempo de execução: 0.74842 segundos </text:span></text:h>
      <text:h text:style-name="P54" text:outline-level="4"><text:span text:style-name="T78">Cache de Dados L1: </text:span></text:h>
      <text:h text:style-name="P54" text:outline-level="4"><text:span text:style-name="T78">misses <text:s text:c="2"/>= 263780 <text:s text:c="3"/>Hits <text:s text:c="5"/>= 4 <text:s text:c="7"/>total = 263784</text:span></text:h>
      <text:h text:style-name="P55" text:outline-level="4"><text:span text:style-name="T79">leituras = 250969 <text:s text:c="3"/>Grava</text:span><text:span text:style-name="T80">çõ</text:span><text:span text:style-name="T79">es = 12815 <text:s text:c="3"/>total = 263784</text:span></text:h>
      <text:h text:style-name="P61" text:outline-level="4"><text:span text:style-name="T24"/></text:h>
      <text:h text:style-name="P60" text:outline-level="4"><text:span text:style-name="T24">Totalmente associativo:</text:span></text:h>
      <text:h text:style-name="P56" text:outline-level="4"><text:span text:style-name="T53">Total de comandos processados: 263784</text:span></text:h>
      <text:h text:style-name="P56" text:outline-level="4"><text:span text:style-name="T53">Tempo de execução: 5.82229 segundos </text:span></text:h>
      <text:h text:style-name="P56" text:outline-level="4"><text:span text:style-name="T53">Cache de Dados L1: </text:span></text:h>
      <text:h text:style-name="P56" text:outline-level="4"><text:span text:style-name="T53">misses <text:s text:c="2"/>= 85055 <text:s text:c="3"/>Hits <text:s text:c="5"/>= 178729 <text:s text:c="3"/>total = 263784</text:span></text:h>
      <text:h text:style-name="P57" text:outline-level="4"><text:span text:style-name="T53">leituras = 250969 <text:s text:c="2"/></text:span><text:span text:style-name="T79">Grava</text:span><text:span text:style-name="T78">çõ</text:span><text:span text:style-name="T79">es</text:span><text:span text:style-name="T53"> = 12815 <text:s text:c="4"/>total = 263784</text:span></text:h>
      <text:h text:style-name="P48" text:outline-level="4"><text:span text:style-name="T67"/></text:h>
      <text:h text:style-name="P51" text:outline-level="4"><text:span text:style-name="T72">T</text:span><text:span text:style-name="T74">ambém comprovando a teoria que aprendemos em aula, na execução abaixo com um cache de dois níveis, é possível observar que L2 possui um número de misses menor do que em L1, devido ao seu tamanho maior e a menor quantidade de substituição de linhas.</text:span></text:h>
      <text:h text:style-name="P51" text:outline-level="4"><text:span text:style-name="T74"/></text:h>
      <text:h text:style-name="P62" text:outline-level="4"><text:span text:style-name="T84">Total de comandos processados: 263784</text:span></text:h>
      <text:h text:style-name="P62" text:outline-level="4"><text:span text:style-name="T84"/></text:h>
      <text:h text:style-name="P62" text:outline-level="4"><text:span text:style-name="T84">Tempo de execução: 1.24842 segundos </text:span></text:h>
      <text:h text:style-name="P62" text:outline-level="4"><text:span text:style-name="T84"/></text:h>
      <text:h text:style-name="P62" text:outline-level="4"><text:span text:style-name="T84">Cache de Dados L1: </text:span></text:h>
      <text:h text:style-name="P62" text:outline-level="4"><text:soft-page-break/><text:span text:style-name="T84">misses <text:s text:c="2"/>= 51779 <text:s text:c="3"/>Hits <text:s text:c="5"/>= 7347 <text:s text:c="3"/>total = 59126</text:span></text:h>
      <text:h text:style-name="P63" text:outline-level="4"><text:span text:style-name="T84">leituras = 46311 <text:s text:c="3"/></text:span><text:span text:style-name="T85">Grava</text:span><text:span text:style-name="T86">çõ</text:span><text:span text:style-name="T85">es</text:span><text:span text:style-name="T84"> = 12815 <text:s text:c="2"/>total = 59126</text:span></text:h>
      <text:h text:style-name="P62" text:outline-level="4"><text:span text:style-name="T84"/></text:h>
      <text:h text:style-name="P62" text:outline-level="4"><text:span text:style-name="T84">Cache de Instruções L1: </text:span></text:h>
      <text:h text:style-name="P62" text:outline-level="4"><text:span text:style-name="T84">misses <text:s text:c="2"/>= 153718 <text:s text:c="3"/>Hits <text:s text:c="5"/>= 50940 <text:s text:c="3"/>total = 204658</text:span></text:h>
      <text:h text:style-name="P63" text:outline-level="4"><text:span text:style-name="T84">leituras = 204658 <text:s text:c="3"/></text:span><text:span text:style-name="T85">Grava</text:span><text:span text:style-name="T86">çõ</text:span><text:span text:style-name="T85">es</text:span><text:span text:style-name="T84"> = 0 <text:s text:c="7"/>total = 204658</text:span></text:h>
      <text:h text:style-name="P62" text:outline-level="4"><text:span text:style-name="T84"/></text:h>
      <text:h text:style-name="P62" text:outline-level="4"><text:span text:style-name="T84">Cache de Dados L2: </text:span></text:h>
      <text:h text:style-name="P62" text:outline-level="4"><text:span text:style-name="T84">misses <text:s text:c="2"/>= 46737 <text:s text:c="3"/>Hits <text:s text:c="5"/>= 17857 <text:s text:c="3"/>total = 64594</text:span></text:h>
      <text:h text:style-name="P63" text:outline-level="4"><text:span text:style-name="T84">leituras = 51779 <text:s text:c="3"/></text:span><text:span text:style-name="T85">Grava</text:span><text:span text:style-name="T86">çõ</text:span><text:span text:style-name="T85">es</text:span><text:span text:style-name="T84"> = 12815 <text:s text:c="3"/>total = 64594</text:span></text:h>
      <text:h text:style-name="P62" text:outline-level="4"><text:span text:style-name="T84"/></text:h>
      <text:h text:style-name="P62" text:outline-level="4"><text:span text:style-name="T84">Cache de Instruções L2: </text:span></text:h>
      <text:h text:style-name="P62" text:outline-level="4"><text:span text:style-name="T84">misses <text:s text:c="2"/>= 110187 <text:s text:c="3"/>Hits <text:s text:c="5"/>= 43531 <text:s text:c="3"/>total = 153718</text:span></text:h>
      <text:h text:style-name="P63" text:outline-level="4"><text:span text:style-name="T84">leituras = 153718 <text:s text:c="3"/></text:span><text:span text:style-name="T85">Grava</text:span><text:span text:style-name="T86">çõ</text:span><text:span text:style-name="T85">es</text:span><text:span text:style-name="T84"> = 0 <text:s text:c="7"/>total = 153718</text:span></text:h>
      <text:h text:style-name="P50" text:outline-level="4"/>
      <text:h text:style-name="P35" text:outline-level="4"/>
      <text:h text:style-name="P52" text:outline-level="4"><text:span text:style-name="T42"/></text:h>
      <text:h text:style-name="Text_20_body" text:outline-level="4"/>
      <text:h text:style-name="Text_20_body" text:outline-level="4"/>
      <text:h text:style-name="P2" text:outline-level="3"><text:span text:style-name="T5">Referências</text:span>:</text:h>
      <text:section text:style-name="Sect1" text:name="ZOTERO_BIBL {&quot;uncited&quot;:[],&quot;omitted&quot;:[],&quot;custom&quot;:[]} CSL_BIBLIOGRAPHY RNDw42puhRqB7">
        <text:h text:style-name="Bibliography_20_1" text:outline-level="4">[1]<text:tab/>“tinyxml2”. https://github.com/leethomason/tinyxml2 (acessado maio 25, 2020).</text:h>
      </text:section>
      <text:h text:style-name="P3" text:outline-level="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4" style:list-style-name="" style:class="text">
      <loext:graphic-properties draw:fill="none" draw:fill-color="#729fcf"/>
      <style:paragraph-properties fo:margin-left="0in" fo:margin-right="0in" fo:margin-top="0.0835in" fo:margin-bottom="0.0835in" loext:contextual-spacing="false" fo:text-align="justify" style:justify-single-word="false" fo:text-indent="1in" style:auto-text-indent="false" fo:background-color="transparent" fo:keep-with-next="always"/>
      <style:text-properties style:font-name="Arial" fo:font-family="Arial" style:font-family-generic="swiss" style:font-pitch="variable" fo:font-size="12pt" officeooo:rsid="001c069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Bibliography_20_1" style:display-name="Bibliography 1" style:family="paragraph" style:parent-style-name="Index" style:class="index">
      <style:paragraph-properties fo:margin-left="0.2665in" fo:margin-right="0in" fo:margin-top="0in" fo:margin-bottom="0in" loext:contextual-spacing="false" style:line-height-at-least="0.1665in" fo:text-indent="-0.2665in" style:auto-text-indent="false">
        <style:tab-stops>
          <style:tab-stop style:position="0.2665in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6T08:55:57.990176502</meta:creation-date>
    <dc:date>2020-06-10T23:27:30.369558084</dc:date>
    <meta:editing-duration>PT4H8S</meta:editing-duration>
    <meta:editing-cycles>45</meta:editing-cycles>
    <meta:generator>LibreOffice/6.4.2.2$Linux_X86_64 LibreOffice_project/4e471d8c02c9c90f512f7f9ead8875b57fcb1ec3</meta:generator>
    <meta:document-statistic meta:table-count="0" meta:image-count="0" meta:object-count="0" meta:page-count="5" meta:paragraph-count="79" meta:word-count="1422" meta:character-count="9319" meta:non-whitespace-character-count="7811"/>
    <meta:user-defined meta:name="ZOTERO_PREF_1">&lt;data data-version="3" zotero-version="5.0.60"&gt;&lt;session id="waya4ASk"/&gt;&lt;style id="http://www.zotero.org/styles/ieee" locale="pt-BR" hasBibliography="1" bibliographyStyleHasBeenSet="1"/&gt;&lt;prefs&gt;&lt;pref name="fieldType" value="ReferenceMark"/&gt;&lt;pref name="autom</meta:user-defined>
    <meta:user-defined meta:name="ZOTERO_PREF_2">aticJournalAbbreviations" value="true"/&gt;&lt;/prefs&gt;&lt;/data&gt;</meta:user-defined>
  </office:meta>
</office:document-meta>
</file>